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P1" style:family="paragraph" style:parent-style-name="Standard" style:list-style-name=""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text-properties style:font-name="Consolas"/>
    </style:style>
    <style:style style:name="P3" style:family="paragraph" style:parent-style-name="Standard" style:list-style-name="">
      <style:text-properties style:text-line-through-style="solid" style:font-name="Consolas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>//-----------------------------------------------------------//</text:p>
      <text:p text:style-name="P1">// <text:s/>Here is the code that was used to perform the profiling <text:s/>//</text:p>
      <text:p text:style-name="P1">//-----------------------------------------------------------//</text:p>
      <text:p text:style-name="Standard"/>
      <text:p text:style-name="P2"><text:s text:c="4"/>//////////////////////////////////////////</text:p>
      <text:p text:style-name="P2"><text:s text:c="4"/>// glUseProgram() Overhead Profiling Test</text:p>
      <text:p text:style-name="P2"><text:s text:c="4"/>//////////////////////////////////////////</text:p>
      <text:p text:style-name="Standard"/>
      <text:p text:style-name="P2"><text:s text:c="4"/>glUseProgram(0u);</text:p>
      <text:p text:style-name="Standard"/>
      <text:p text:style-name="P2"><text:s text:c="4"/>constexpr const size_t iterationCount = 100'000'000U;</text:p>
      <text:p text:style-name="P2"><text:s text:c="4"/>const GLuint sceneShaderID = sceneShader-&gt;ID();</text:p>
      <text:p text:style-name="P2"><text:s text:c="4"/>const GLuint quadShaderID = quadTextureTestShader-&gt;ID();</text:p>
      <text:p text:style-name="Standard"/>
      <text:p text:style-name="P2"><text:s text:c="4"/>int dataVal = 0;</text:p>
      <text:p text:style-name="P2"><text:s text:c="4"/>Timepoint tAlt0("Start of Alternating Test");</text:p>
      <text:p text:style-name="P2"><text:s text:c="4"/>for (size_t i = 0; i &lt; iterationCount; i++) {</text:p>
      <text:p text:style-name="P2"><text:s text:c="8"/>if (i % 2 == 0)</text:p>
      <text:p text:style-name="P2"><text:s text:c="12"/>glUseProgram(sceneShaderID);</text:p>
      <text:p text:style-name="P2"><text:s text:c="8"/>else</text:p>
      <text:p text:style-name="P2"><text:s text:c="12"/>glUseProgram(quadShaderID);</text:p>
      <text:p text:style-name="P2"><text:s text:c="4"/>}</text:p>
      <text:p text:style-name="P2"><text:s text:c="4"/>Timepoint tFinish_Alt("End of Alternating Test");</text:p>
      <text:p text:style-name="Standard"/>
      <text:p text:style-name="P2"><text:s text:c="4"/>printf("\nAlternating Test Completed! <text:s text:c="6"/>[ITERATIONS RUN = %d]\n", iterationCount);</text:p>
      <text:p text:style-name="P2"><text:s text:c="4"/>printf(" <text:s text:c="4"/>[START] <text:s text:c="3"/>t0 recorded time %f\n", tAlt0.timepoint);</text:p>
      <text:p text:style-name="P2"><text:s text:c="4"/>printf(" <text:s text:c="4"/>[Finish] <text:s text:c="2"/>t1 recorded time %f\n", tFinish_Alt.timepoint);</text:p>
      <text:p text:style-name="P2"><text:s text:c="4"/>printf("[TOTAL TIME ELAPSED: %f\n", tFinish_Alt.timepoint - tAlt0.timepoint);</text:p>
      <text:p text:style-name="Standard"/>
      <text:p text:style-name="P2"><text:s text:c="4"/>//Reset</text:p>
      <text:p text:style-name="P2"><text:s text:c="4"/>glUseProgram(0U);</text:p>
      <text:p text:style-name="Standard"/>
      <text:p text:style-name="P2"><text:s text:c="4"/>//Trial 2</text:p>
      <text:p text:style-name="P2"><text:s text:c="4"/>Timepoint tSame0("Start of \'Same\' Test");</text:p>
      <text:p text:style-name="P2"><text:s text:c="4"/>for (size_t i = 0; i &lt; iterationCount; i++) {</text:p>
      <text:p text:style-name="P2"><text:s text:c="8"/>if (i % 2 == 0)</text:p>
      <text:p text:style-name="P2"><text:s text:c="12"/>glUseProgram(sceneShaderID);//sceneShader-&gt;use();</text:p>
      <text:p text:style-name="P2"><text:s text:c="8"/>else</text:p>
      <text:p text:style-name="P2"><text:s text:c="12"/>glUseProgram(sceneShaderID);</text:p>
      <text:p text:style-name="P2"><text:s text:c="4"/>}</text:p>
      <text:p text:style-name="P2"><text:soft-page-break/><text:s text:c="4"/>Timepoint tFinish_Same("End of \'SAME\' Test");</text:p>
      <text:p text:style-name="Standard"/>
      <text:p text:style-name="P2"><text:s text:c="4"/>printf("\nSame Test Completed! <text:s text:c="6"/>[ITERATIONS RUN = %d]\n", iterationCount);</text:p>
      <text:p text:style-name="P2"><text:s text:c="4"/>printf(" <text:s text:c="4"/>[START] <text:s text:c="3"/>t0 recorded time %f\n", tSame0.timepoint);</text:p>
      <text:p text:style-name="P2"><text:s text:c="4"/>printf(" <text:s text:c="4"/>[Finish] <text:s text:c="2"/>t1 recorded time %f\n", tFinish_Same.timepoint);</text:p>
      <text:p text:style-name="P2"><text:s text:c="4"/>printf("[TOTAL TIME ELAPSED: %f\n", tFinish_Same.timepoint - tSame0.timepoint);</text:p>
      <text:p text:style-name="Standard"/>
      <text:p text:style-name="P2"><text:s text:c="4"/>printf("\n\n%s\n\n", tSame0.getAllTimepoints().c_str());</text:p>
      <text:p text:style-name="Standard"/>
      <text:p text:style-name="P2"><text:s text:c="4"/>glfwIconifyWindow(mainRenderWindow);</text:p>
      <text:p text:style-name="P2"><text:s text:c="4"/>std::cin.get();</text:p>
      <text:p text:style-name="P2"><text:s text:c="4"/>glfwRestoreWindow(mainRenderWindow);</text:p>
      <text:p text:style-name="Standard"/>
      <text:p text:style-name="P2"><text:s text:c="4"/>///////////////////////////////////////////////</text:p>
      <text:p text:style-name="P2"><text:s text:c="4"/>//// <text:s text:c="2"/>End Profiling Test</text:p>
      <text:p text:style-name="P2"><text:s text:c="4"/>///////////////////////////////////////////////</text:p>
      <text:p text:style-name="Standard"/>
      <text:p text:style-name="Standard"/>
      <text:p text:style-name="Standard"/>
      <text:p text:style-name="P1">//-----------------------------------------------------------//</text:p>
      <text:p text:style-name="P1">// <text:s text:c="20"/>Here are the results <text:s text:c="17"/>//</text:p>
      <text:p text:style-name="P1">//-----------------------------------------------------------//</text:p>
      <text:p text:style-name="Standard"/>
      <text:p text:style-name="P2"><text:s/>Iterations Run: <text:s/>10,000,000 <text:s text:c="3"/>[Ten Million] <text:s text:c="10"/>Each value is in units of seconds</text:p>
      <text:p text:style-name="P2"><text:s/></text:p>
      <text:p text:style-name="P2"><text:s text:c="18"/>Trial 1 <text:s text:c="17"/>Trial 2 <text:s text:c="17"/>Trial 3</text:p>
      <text:p text:style-name="P2"><text:s text:c="83"/></text:p>
      <text:p text:style-name="P2"><text:s/>Alternating <text:s text:c="6"/>48.72 <text:s text:c="19"/>51.10 <text:s text:c="14"/>[Never Recorded]</text:p>
      <text:p text:style-name="P2">Active Program </text:p>
      <text:p text:style-name="Standard"/>
      <text:p text:style-name="P2">Same Active <text:s text:c="7"/>36.02 <text:s text:c="19"/>35.65 <text:s text:c="19"/>" <text:s/>"</text:p>
      <text:p text:style-name="P2"><text:s text:c="2"/>Program</text:p>
      <text:p text:style-name="Standard"/>
      <text:p text:style-name="Standard"/>
      <text:p text:style-name="Standard"/>
      <text:p text:style-name="P2"><text:s text:c="4"/><text:span text:style-name="T1">ONE MORE THING WORTH MENTIONING: </text:span></text:p>
      <text:p text:style-name="P2"><text:s text:c="2"/>Just to get a sense of how fast these function calls were taking to complete </text:p>
      <text:p text:style-name="P2"><text:soft-page-break/><text:s text:c="2"/>in comparison to other common single function calls, I replaced all calls </text:p>
      <text:p text:style-name="P2"><text:s text:c="2"/>to 'glUseProgram()' with calling 'operator++' on an integer variable declared</text:p>
      <text:p text:style-name="P2"><text:s text:c="2"/>before the start of each loop. While I didn't write down the exact numbers, </text:p>
      <text:p text:style-name="P2"><text:s text:c="2"/>switching to this operation made each loop take over 3 times as long to complete </text:p>
      <text:p text:style-name="P2"><text:s text:c="2"/>when compared with calling glUseProgram(). </text:p>
      <text:p text:style-name="P2"><text:s text:c="2"/><text:span text:style-name="T2">This leads me to believe that a good lot of the overhead in these profiling tests</text:span></text:p>
      <text:p text:style-name="P3"><text:s text:c="2"/>is not from what I am trying to measure but instead is introduced simply in incrementing</text:p>
      <text:p text:style-name="P2"><text:span text:style-name="T2"><text:s text:c="2"/>'i' in each for loop</text:span>. <text:s/>[UPDATE: After performing the tests described below in the </text:p>
      <text:p text:style-name="P2"><text:s text:c="2"/>'ADDITIONAL_RESULTS' section, I no longer believe that there is much overhead from </text:p>
      <text:p text:style-name="P2"><text:s text:c="3"/>operating the 'for' loops.</text:p>
      <text:p text:style-name="Standard"/>
      <text:p text:style-name="Standard"/>
      <text:p text:style-name="P2"><text:s text:c="2"/><text:span text:style-name="T1">ADDITIONAL RESULTS</text:span>: <text:s/></text:p>
      <text:p text:style-name="P2"><text:s text:c="23"/><text:bookmark-start text:name="__DdeLink__3_2085039327"/>I decided to see if<text:bookmark-end text:name="__DdeLink__3_2085039327"/> calling 'glUseProgram()' with parameter </text:p>
      <text:p text:style-name="P2"><text:s text:c="22"/>'0u' would be any faster than when calling with actual </text:p>
      <text:p text:style-name="P2"><text:s text:c="22"/>ShaderPrograms. I am happy to report that calling it with</text:p>
      <text:p text:style-name="P2"><text:s text:c="22"/>'0u' took all of 5.85 seconds to complete all 10,000,000 operations.</text:p>
      <text:p text:style-name="Standard"/>
      <text:p text:style-name="P2"><text:s text:c="22"/>I also then decided to try profiling a loop with the body being a</text:p>
      <text:p text:style-name="P2"><text:s text:c="22"/>no-op (there was still a check to see if 'i' was odd or even each</text:p>
      <text:p text:style-name="P2"><text:s text:c="22"/>iteration). This wound up completing all 10,000,000 iterations in </text:p>
      <text:p text:style-name="P2"><text:s text:c="22"/>0.1742 seconds, but I am suspicious that the compiler is secretly </text:p>
      <text:p text:style-name="P2"><text:s text:c="22"/>doing some hidden optimizations behind the scenes to achieve this</text:p>
      <text:p text:style-name="P2"><text:s text:c="22"/>ridiculously fast time. </text:p>
      <text:p text:style-name="Standard"/>
      <text:p text:style-name="P2"><text:s text:c="2"/><text:span text:style-name="T1">CONCLUSION:</text:span> <text:s text:c="2"/></text:p>
      <text:p text:style-name="P2"><text:s text:c="6"/>-) It probably is a safe bet to assume that the costs of calling 'glUseProgram()' </text:p>
      <text:p text:style-name="P2"><text:s text:c="6"/>are negligible in comparison to the costs of most every other operation. </text:p>
      <text:p text:style-name="P2"><text:s text:c="6"/>-) There is definitely a speed increase when calling 'glUseProgram()' <text:soft-page-break/>with a</text:p>
      <text:p text:style-name="P2"><text:s text:c="6"/>ShaderProgram that is already active when compared with swapping between</text:p>
      <text:p text:style-name="P2"><text:s text:c="6"/>ShaderPrograms. This tells me the Context must be checking to see if each</text:p>
      <text:p text:style-name="P2"><text:s text:c="6"/>call to 'glUseProgram()' can simply return if the requested ShaderProgram</text:p>
      <text:p text:style-name="P2"><text:s text:c="6"/>is already in use. However, in any case, calling 'glUseProgram()' will be</text:p>
      <text:p text:style-name="P2"><text:s text:c="6"/>a fast operation.</text:p>
      <text:p text:style-name="Standard"/>
      <text:p text:style-name="P2"><text:s text:c="2"/><text:span text:style-name="T1">Future Work:</text:span></text:p>
      <text:p text:style-name="P2"><text:span text:style-name="T1"><text:s text:c="4"/></text:span>I would like to see what the running time of the loop is if each iteration calls</text:p>
      <text:p text:style-name="P2"><text:s text:c="5"/>a runtime-assigned function pointer that get set to point to a function whose contents</text:p>
      <text:p text:style-name="P2"><text:s text:c="5"/>simply are a no-op. The usage of the dynamically assigned function pointer might help</text:p>
      <text:p text:style-name="P2"><text:s text:c="5"/>prevent the compiler from sneaking in any pesky optimizations which may change the</text:p>
      <text:p text:style-name="P2"><text:s text:c="5"/>results. Additionally, this would provide a higher quality control group to serve as the</text:p>
      <text:p text:style-name="P2"><text:s text:c="5"/>baseline for making a judgment as to the expense of 'glUseProgram()', since it would </text:p>
      <text:p text:style-name="P2"><text:s text:c="5"/>accurately mimic an OpenGL function call [since OpenGL functions are themselves dynamically</text:p>
      <text:p text:style-name="P2"><text:s text:c="5"/>assigned function pointers]<text:span text:style-name="T1"> </text:span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Arial Unicode MS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 New Roman" fo:font-size="12pt" fo:language="en" fo:country="US" fo:font-style="italic" style:font-name-asian="Arial Unicode MS1" style:language-asian="zh" style:country-asian="CN" style:font-style-asian="italic" style:font-name-complex="Times New Roman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en" fo:country="US" style:font-name-asian="Arial Unicode MS1" style:font-size-asian="12pt" style:language-asian="zh" style:country-asian="CN" style:font-name-complex="Times New Roman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97" meta:word-count="653" meta:character-count="5636"/>
    <meta:generator>OpenOffice/4.1.2$Win32 OpenOffice.org_project/412m3$Build-9782</meta:generator>
  </office:meta>
</office:document-meta>
</file>